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fo:font-size="14pt" fo:font-weight="bold" officeooo:rsid="0007f5a7" officeooo:paragraph-rsid="0007f5a7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bold" officeooo:rsid="0007f5a7" officeooo:paragraph-rsid="0007f5a7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bold" officeooo:rsid="0007f5a7" officeooo:paragraph-rsid="0009f071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size="14pt" fo:font-weight="bold" officeooo:rsid="0007f5a7" officeooo:paragraph-rsid="000a4b2e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fo:font-weight="bold" officeooo:rsid="0007f5a7" officeooo:paragraph-rsid="000cf53a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font-weight="bold" officeooo:rsid="0007f5a7" officeooo:paragraph-rsid="000fce42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bold" officeooo:rsid="0007f5a7" officeooo:paragraph-rsid="0011971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7f5a7" officeooo:paragraph-rsid="000fce42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fo:font-weight="bold" officeooo:rsid="000879b6" officeooo:paragraph-rsid="000879b6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fo:font-size="14pt" fo:font-weight="bold" officeooo:rsid="0009f071" officeooo:paragraph-rsid="0009f071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font-size="14pt" fo:font-weight="bold" officeooo:rsid="000a4b2e" officeooo:paragraph-rsid="000a4b2e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4pt" fo:font-weight="bold" officeooo:rsid="000d926f" officeooo:paragraph-rsid="000d926f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fo:font-weight="bold" officeooo:rsid="000cf53a" officeooo:paragraph-rsid="000cf53a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rsid="000fce42" officeooo:paragraph-rsid="000fce42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011971b" officeooo:paragraph-rsid="0011971b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0134f6e" officeooo:paragraph-rsid="00134f6e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color="#c9211e" loext:opacity="100%" fo:font-size="14pt" fo:font-weight="bold" officeooo:rsid="0007f5a7" officeooo:paragraph-rsid="000fce42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fo:color="#000000" loext:opacity="100%" fo:font-size="14pt" fo:font-weight="bold" officeooo:rsid="0007f5a7" officeooo:paragraph-rsid="00119ade" style:font-size-asian="14pt" style:font-weight-asian="bold" style:font-size-complex="14pt" style:font-weight-complex="bold"/>
    </style:style>
    <style:style style:name="T1" style:family="text">
      <style:text-properties officeooo:rsid="000879b6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879b6"/>
    </style:style>
    <style:style style:name="T4" style:family="text">
      <style:text-properties officeooo:rsid="0009f071"/>
    </style:style>
    <style:style style:name="T5" style:family="text">
      <style:text-properties officeooo:rsid="000a4b2e"/>
    </style:style>
    <style:style style:name="T6" style:family="text">
      <style:text-properties officeooo:rsid="000a4fd9"/>
    </style:style>
    <style:style style:name="T7" style:family="text">
      <style:text-properties officeooo:rsid="000c0583"/>
    </style:style>
    <style:style style:name="T8" style:family="text">
      <style:text-properties officeooo:rsid="000cf53a"/>
    </style:style>
    <style:style style:name="T9" style:family="text">
      <style:text-properties officeooo:rsid="000fce42"/>
    </style:style>
    <style:style style:name="T10" style:family="text">
      <style:text-properties fo:color="#000000" loext:opacity="100%"/>
    </style:style>
    <style:style style:name="T11" style:family="text">
      <style:text-properties officeooo:rsid="0011971b"/>
    </style:style>
    <style:style style:name="T12" style:family="text">
      <style:text-properties officeooo:rsid="00119a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Bank Computer Class 9</text:p>
      <text:list text:style-name="L1">
        <text:list-item>
          <text:p text:style-name="P2">Introduction (Importance and modern application areas)</text:p>
        </text:list-item>
        <text:list-item>
          <text:p text:style-name="P2">What are the types of Computers (Digital, Analog &amp; Hybrid)?</text:p>
        </text:list-item>
        <text:list-item>
          <text:p text:style-name="P2">What is Computer System? Explain the Basic Architecture of Computer System?( Input, Process, Output, Storage)</text:p>
        </text:list-item>
        <text:list-item>
          <text:p text:style-name="P2">What is Computer Hardware?</text:p>
        </text:list-item>
        <text:list-item>
          <text:p text:style-name="P2">Short notes on :</text:p>
          <text:p text:style-name="P2">(a) Motherboard</text:p>
          <text:p text:style-name="P2">(b) Microprocessor</text:p>
          <text:p text:style-name="P2">(c) Memory</text:p>
          <text:p text:style-name="P2">(i) Primary (RAM, ROM, Cache Memory)</text:p>
          <text:p text:style-name="P2">(ii) Secondary</text:p>
          <text:p text:style-name="P2">-Magnetic Storage Device (Tape, Hard Disk, Flash Memory)</text:p>
          <text:p text:style-name="P2">-Optical Storage Device (CD-ROM, CD-RW, DVD, ROM, Blue Ray Disk etc)</text:p>
        </text:list-item>
        <text:list-item>
          <text:p text:style-name="P16">Difference Between Volatile and Non Volatile Memory.</text:p>
        </text:list-item>
        <text:list-item>
          <text:p text:style-name="P2">Make a table of Units of memory measurement (BIT, Nibble, Byte,KB,MB, GB, TB, PB)</text:p>
        </text:list-item>
        <text:list-item>
          <text:p text:style-name="P14">What is Register Array?</text:p>
        </text:list-item>
        <text:list-item>
          <text:p text:style-name="P2">What is Input Devices?Explain any 7 input devices.</text:p>
        </text:list-item>
        <text:list-item>
          <text:p text:style-name="P2">What is Output Device?Explain any 7 Output devices.</text:p>
        </text:list-item>
        <text:list-item>
          <text:p text:style-name="P2">What is Printer &amp; its type?</text:p>
        </text:list-item>
        <text:list-item>
          <text:p text:style-name="P2">Difference between <text:s/>Impact and non-impact printer. (any 5)</text:p>
        </text:list-item>
        <text:list-item>
          <text:p text:style-name="P2">What is Computer Software? Types of Computer Software.</text:p>
        </text:list-item>
        <text:list-item>
          <text:p text:style-name="P2"><text:span text:style-name="T1">What is </text:span>Operating System and <text:span text:style-name="T1">State </text:span>its functions.</text:p>
        </text:list-item>
        <text:list-item>
          <text:p text:style-name="P18">Types of OS </text:p>
          <text:p text:style-name="P18"><text:span text:style-name="T12">- On the basis of User</text:span><text:span text:style-name="T1">(</text:span>Single User, <text:s/>Multi User<text:span text:style-name="T1">)</text:span></text:p>
          <text:p text:style-name="P18">- <text:span text:style-name="T12">On the basis of processing Speed</text:span></text:p>
        </text:list-item>
        <text:list-item>
          <text:p text:style-name="P2"><text:span text:style-name="T1">What is </text:span>Language Processor? <text:span text:style-name="T1">Explain its types.</text:span></text:p>
        </text:list-item>
        <text:list-item>
          <text:p text:style-name="P9">Difference Between Compiler and interpreter.(any 5)</text:p>
        </text:list-item>
        <text:list-item>
          <text:p text:style-name="P2"><text:span text:style-name="T1">What is </text:span>Application Software? <text:span text:style-name="T1">Explain its types.</text:span></text:p>
        </text:list-item>
        <text:list-item>
          <text:p text:style-name="P2"><text:span text:style-name="T1">What is </text:span>Utility Software?</text:p>
        </text:list-item>
        <text:list-item>
          <text:p text:style-name="P2"><text:span text:style-name="T1">What is </text:span>Open Source Software?</text:p>
        </text:list-item>
        <text:list-item>
          <text:p text:style-name="P2"><text:span text:style-name="T1">What is </text:span>desktop &amp; web app<text:span text:style-name="T1">lication ? How are they different from eachother.</text:span></text:p>
        </text:list-item>
        <text:list-item>
          <text:p text:style-name="P9">What is Computer Graphics? Explain its types.</text:p>
        </text:list-item>
        <text:list-item>
          <text:p text:style-name="P9">Dimension of graphic(2d,3d).</text:p>
        </text:list-item>
        <text:list-item>
          <text:p text:style-name="P9">Difference Between Raster and Vector Graphics.(any 5)</text:p>
        </text:list-item>
        <text:list-item>
          <text:p text:style-name="P2"><text:span text:style-name="T1">Write short note on: </text:span>Graphics for Web</text:p>
        </text:list-item>
        <text:list-item>
          <text:p text:style-name="P10">What are the guidelines for effective use of web graphics.</text:p>
        </text:list-item>
        <text:list-item>
          <text:p text:style-name="P10">What is graphic files? Explain them.</text:p>
        </text:list-item>
        <text:list-item>
          <text:p text:style-name="P2">Graphics Editing</text:p>
        </text:list-item>
        <text:list-item>
          <text:p text:style-name="P2">- Changing the size and format of image</text:p>
        </text:list-item>
        <text:list-item>
          <text:p text:style-name="P2">- Text and selection tool</text:p>
        </text:list-item>
        <text:list-item>
          <text:p text:style-name="P2"><text:soft-page-break/>- Cropping images</text:p>
        </text:list-item>
        <text:list-item>
          <text:p text:style-name="P3">-<text:span text:style-name="T4">What is </text:span>web browser ,web page <text:span text:style-name="T4">and</text:span> website,<text:span text:style-name="T4">with examples</text:span>?</text:p>
        </text:list-item>
        <text:list-item>
          <text:p text:style-name="P3"><text:span text:style-name="T4">What</text:span> search engine <text:span text:style-name="T4">with examples?</text:span> </text:p>
        </text:list-item>
        <text:list-item>
          <text:p text:style-name="P3"><text:span text:style-name="T4">What is </text:span>upload, download?</text:p>
        </text:list-item>
        <text:list-item>
          <text:p text:style-name="P2"><text:span text:style-name="T4">What is DNS? Compare </text:span>UR<text:span text:style-name="T4">L and </text:span>DNS.</text:p>
        </text:list-item>
        <text:list-item>
          <text:p text:style-name="P2"><text:span text:style-name="T4">What is </text:span>IOT (Internet of Things)?</text:p>
        </text:list-item>
        <text:list-item>
          <text:p text:style-name="P2">Cloud Computing? <text:span text:style-name="T4">Explain services it provides.</text:span></text:p>
        </text:list-item>
        <text:list-item>
          <text:p text:style-name="P2"><text:span text:style-name="T4">What is </text:span>HTML?<text:span text:style-name="T4">Basic Structure of HTML Document.</text:span></text:p>
        </text:list-item>
        <text:list-item>
          <text:p text:style-name="P10">Write the use of following HTML tags:</text:p>
          <text:list>
            <text:list-header>
              <text:p text:style-name="P3">&lt;HTML&gt;</text:p>
              <text:p text:style-name="P3">&lt;HEAD&gt;</text:p>
              <text:p text:style-name="P3">&lt;TITLE&gt;</text:p>
              <text:p text:style-name="P3">&lt;BODY&gt; </text:p>
              <text:p text:style-name="P3">&lt;P&gt;</text:p>
              <text:p text:style-name="P3">&lt;FONT&gt; (SIZE, COLOR &amp;FACE)</text:p>
              <text:p text:style-name="P4">&lt;H1&gt; ..... &lt;H6&gt; </text:p>
              <text:p text:style-name="P4">&lt;B&gt;</text:p>
              <text:p text:style-name="P4">&lt;I&gt;</text:p>
              <text:p text:style-name="P4">&lt;CENTER&gt;</text:p>
              <text:p text:style-name="P4">&lt;U&gt;</text:p>
              <text:p text:style-name="P4">&lt;SUB&gt;</text:p>
              <text:p text:style-name="P4">&lt;SUP&gt;</text:p>
              <text:p text:style-name="P4">&lt;BR&gt;</text:p>
              <text:p text:style-name="P4">&lt;HR&gt;</text:p>
              <text:p text:style-name="P4">&lt;MARQUEE&gt;</text:p>
              <text:p text:style-name="P4">&lt;A&gt; (HREF)</text:p>
            </text:list-header>
          </text:list>
        </text:list-item>
        <text:list-item>
          <text:p text:style-name="P11">How to insert a image in html document with example.</text:p>
          <text:p text:style-name="P2">&lt;IMG&gt; (SRC, WIDTH, HEIGHT)</text:p>
        </text:list-item>
        <text:list-item>
          <text:p text:style-name="P12">Write any two examples of Markup Language.</text:p>
        </text:list-item>
        <text:list-item>
          <text:p text:style-name="P12">Write attributes of &lt;font&gt; and &lt;marquee&gt; tag.</text:p>
        </text:list-item>
        <text:list-item>
          <text:p text:style-name="P11">Create a table and insert some data using HTML</text:p>
          <text:p text:style-name="P4">&lt;TABLE&gt; (BORDER, BGCOLOR), &lt;TD&gt;, &lt;TR&gt;</text:p>
        </text:list-item>
        <text:list-item>
          <text:p text:style-name="P11">Create a Form as specified;</text:p>
        </text:list-item>
        <text:list-item>
          <text:p text:style-name="P2"><text:span text:style-name="T5">What is </text:span>CSS (Cascading Style Sheets<text:span text:style-name="T11">)</text:span>? <text:span text:style-name="T5">its embedding methods.</text:span></text:p>
        </text:list-item>
        <text:list-item>
          <text:p text:style-name="P2"><text:span text:style-name="T5">What is</text:span> Programming language.</text:p>
        </text:list-item>
        <text:list-item>
          <text:p text:style-name="P2"><text:span text:style-name="T5">What is </text:span>Algorithm and Flow cha<text:span text:style-name="T5">rt.</text:span></text:p>
        </text:list-item>
        <text:list-item>
          <text:p text:style-name="P2"><text:span text:style-name="T5">What is </text:span>QBASIC. <text:span text:style-name="T5">State its </text:span>Feature<text:span text:style-name="T5">s.</text:span></text:p>
        </text:list-item>
        <text:list-item>
          <text:p text:style-name="P2"><text:span text:style-name="T5">What </text:span><text:span text:style-name="T6">are </text:span>Data types.</text:p>
        </text:list-item>
        <text:list-item>
          <text:p text:style-name="P2"><text:span text:style-name="T6">What is </text:span>Variables and rules for naming variables.</text:p>
        </text:list-item>
        <text:list-item>
          <text:p text:style-name="P2"><text:span text:style-name="T7">What are </text:span>Constan<text:span text:style-name="T9">ts?</text:span></text:p>
        </text:list-item>
        <text:list-item>
          <text:p text:style-name="P7"><text:span text:style-name="T11">What does these Character define in Qbasic </text:span></text:p>
          <text:p text:style-name="P7">%, &amp;, !, # and $</text:p>
        </text:list-item>
        <text:list-item>
          <text:p text:style-name="P13"><text:soft-page-break/>What is Array? What is the syntax of array.</text:p>
        </text:list-item>
        <text:list-item>
          <text:p text:style-name="P5"><text:span text:style-name="T8">What is </text:span>Operators <text:span text:style-name="T8">and </text:span>operan<text:span text:style-name="T8">ds?</text:span></text:p>
        </text:list-item>
        <text:list-item>
          <text:p text:style-name="P16">What is Operator precedence. Mention Them</text:p>
        </text:list-item>
        <text:list-item>
          <text:p text:style-name="P13">Explain </text:p>
          <text:p text:style-name="P5">(i) Arithmetic operators (+,-,*,/,\,MOD,^)</text:p>
          <text:p text:style-name="P2">(ii) Relational operators (=,&gt;,&gt;,&gt;=,&lt;=,&lt;&gt;)</text:p>
          <text:p text:style-name="P2">(iii) Logical operators (AND, OR, NOT)</text:p>
          <text:p text:style-name="P2">(iv) String Operators (+)</text:p>
          <text:p text:style-name="P2">(v) Assignment operators (=)</text:p>
        </text:list-item>
        <text:list-item>
          <text:p text:style-name="P14">Write the use of following functions:</text:p>
          <text:p text:style-name="P6">CLS</text:p>
          <text:p text:style-name="P6">INPUT</text:p>
          <text:p text:style-name="P6">LINE INPUT</text:p>
          <text:p text:style-name="P6">READ </text:p>
          <text:p text:style-name="P6">DATA</text:p>
          <text:p text:style-name="P6">INPUT$,</text:p>
          <text:p text:style-name="P6">INKEY$</text:p>
          <text:p text:style-name="P6">PRINT</text:p>
          <text:p text:style-name="P6">LPRINT</text:p>
          <text:p text:style-name="P6">TAB</text:p>
          <text:p text:style-name="P6">SPC</text:p>
          <text:p text:style-name="P6">LOCATE</text:p>
          <text:p text:style-name="P6">DATE$</text:p>
          <text:p text:style-name="P6">TIME$</text:p>
          <text:p text:style-name="P6"/>
          <text:p text:style-name="P17">String manipulation functions : </text:p>
          <text:p text:style-name="P6">ASC</text:p>
          <text:p text:style-name="P6">CHR$</text:p>
          <text:p text:style-name="P6">LEFT$</text:p>
          <text:p text:style-name="P6">RIGHT$,</text:p>
          <text:p text:style-name="P6">MID$</text:p>
          <text:p text:style-name="P6">LTRIM$</text:p>
          <text:p text:style-name="P6">RTRIM$</text:p>
          <text:p text:style-name="P6">VAL</text:p>
          <text:p text:style-name="P6">STR$</text:p>
          <text:p text:style-name="P6">SPACE$,</text:p>
          <text:p text:style-name="P6">STRING$</text:p>
          <text:p text:style-name="P6">LCASE$</text:p>
          <text:p text:style-name="P6">UCASE$</text:p>
        </text:list-item>
      </text:list>
      <text:p text:style-name="P8"/>
      <text:p text:style-name="P8"><text:tab/><text:span text:style-name="T2">Mathematical Calculation Functions </text:span></text:p>
      <text:p text:style-name="P8"><text:span text:style-name="T2"><text:tab/></text:span><text:span text:style-name="T10">ABS</text:span></text:p>
      <text:p text:style-name="P8"><text:soft-page-break/><text:span text:style-name="T10"><text:tab/>COS</text:span></text:p>
      <text:p text:style-name="P8"><text:span text:style-name="T10"><text:tab/>SIN</text:span></text:p>
      <text:p text:style-name="P8"><text:span text:style-name="T10"><text:tab/>TAN</text:span></text:p>
      <text:list text:continue-numbering="true" text:style-name="L1">
        <text:list-header>
          <text:p text:style-name="P6">GQR</text:p>
          <text:p text:style-name="P6">SGN</text:p>
          <text:p text:style-name="P6">INT</text:p>
        </text:list-header>
      </text:list>
      <text:p text:style-name="P8"><text:tab/>SQR</text:p>
      <text:p text:style-name="P8"/>
      <text:list text:continue-numbering="true" text:style-name="L1">
        <text:list-item>
          <text:p text:style-name="P2"><text:span text:style-name="T9">What is </text:span>Program flow and control structures?</text:p>
        </text:list-item>
        <text:list-item>
          <text:p text:style-name="P14">Write the syntax of all control structures.</text:p>
        </text:list-item>
        <text:list-item>
          <text:p text:style-name="P2"><text:span text:style-name="T9">What is loop? Syntax of</text:span> (FOR, WHILE, DO WHILE statements)</text:p>
        </text:list-item>
        <text:list-item>
          <text:p text:style-name="P2"><text:span text:style-name="T9">What is </text:span>Library Functions <text:span text:style-name="T9">and user defined functions? Differentiate them (any 4)</text:span></text:p>
        </text:list-item>
        <text:list-item>
          <text:p text:style-name="P14">Difference Between While Loop and Do While Loop</text:p>
        </text:list-item>
        <text:list-item>
          <text:p text:style-name="P2"><text:s/><text:span text:style-name="T9">Define Array.</text:span><text:span text:style-name="T11">its type</text:span></text:p>
        </text:list-item>
        <text:list-item>
          <text:p text:style-name="P15">Write the Syntax of array.</text:p>
        </text:list-item>
        <text:list-item>
          <text:p text:style-name="P2"><text:span text:style-name="T11">What is </text:span>Array Variables? <text:span text:style-name="T11">Why do we need array?</text:span></text:p>
        </text:list-item>
        <text:list-item>
          <text:p text:style-name="P2"><text:span text:style-name="T11">What is </text:span>Array elements and subscripts?</text:p>
        </text:list-item>
        <text:list-item>
          <text:p text:style-name="P2"><text:span text:style-name="T11">Define </text:span>One dimensional array <text:span text:style-name="T11">with example.</text:span></text:p>
        </text:list-item>
        <text:list-item>
          <text:p text:style-name="P2"><text:span text:style-name="T11">Define </text:span>Two dimensional arra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5:27:02.893248133</meta:creation-date>
    <dc:date>2024-10-27T07:30:22.150535116</dc:date>
    <meta:editing-duration>PT41M56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4" meta:paragraph-count="140" meta:word-count="678" meta:character-count="3934" meta:non-whitespace-character-count="3446"/>
  </office:meta>
</office:document-meta>
</file>